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AGROVET FLORED'S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ONES PEREZ, JIMMY POO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ARTUREN BECERRA, JUSTA FLO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57292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9T21:59:1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